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foAction.printLong( long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foAction.execute( Command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InfoAction.printDuration( double uptim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3">
            <text:p text:style-name="Table_20_Contents">2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InfoAction.printValue( String name , int pad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foAction.getSunOsValueAsLong( OperatingSystemMXBean os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foAction.printSysValue( String prop , int p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foAction.printSizeInKb( double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foAction.InfoAction( Branding bra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